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2cf2c" officeooo:paragraph-rsid="0012cf2c"/>
    </style:style>
    <style:style style:name="P2" style:family="paragraph" style:parent-style-name="Text_20_body">
      <style:text-properties officeooo:rsid="0014cedd" officeooo:paragraph-rsid="0014cedd"/>
    </style:style>
    <style:style style:name="P3" style:family="paragraph" style:parent-style-name="Text_20_body">
      <style:text-properties fo:color="#ff3333" officeooo:rsid="0012cf2c" officeooo:paragraph-rsid="0012cf2c"/>
    </style:style>
    <style:style style:name="P4" style:family="paragraph" style:parent-style-name="Text_20_body">
      <style:text-properties fo:color="#ff3333" officeooo:rsid="0014cedd" officeooo:paragraph-rsid="0014cedd"/>
    </style:style>
    <style:style style:name="P5" style:family="paragraph" style:parent-style-name="Text_20_body">
      <style:text-properties fo:color="#ff3333" officeooo:rsid="00182a4b" officeooo:paragraph-rsid="00182a4b"/>
    </style:style>
    <style:style style:name="P6" style:family="paragraph" style:parent-style-name="Text_20_body">
      <style:text-properties fo:color="#ff3333" officeooo:rsid="0019d9f6" officeooo:paragraph-rsid="0019d9f6"/>
    </style:style>
    <style:style style:name="P7" style:family="paragraph" style:parent-style-name="Text_20_body">
      <style:text-properties officeooo:rsid="0019d9f6" officeooo:paragraph-rsid="0019d9f6"/>
    </style:style>
    <style:style style:name="P8" style:family="paragraph" style:parent-style-name="Text_20_body">
      <style:text-properties officeooo:rsid="001a83e3" officeooo:paragraph-rsid="001a83e3"/>
    </style:style>
    <style:style style:name="P9" style:family="paragraph" style:parent-style-name="Title">
      <style:text-properties officeooo:rsid="0012cf2c" officeooo:paragraph-rsid="0012cf2c"/>
    </style:style>
    <style:style style:name="P10" style:family="paragraph" style:parent-style-name="Text_20_body">
      <style:text-properties officeooo:rsid="0014cedd" officeooo:paragraph-rsid="0014ce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 Manual</text:p>
      <text:h text:style-name="Heading_20_1" text:outline-level="1">System requirements</text:h>
      <text:p text:style-name="P1">Operating system: Linux Ubuntu 15.04</text:p>
      <text:p text:style-name="P3">Python 2.7</text:p>
      <text:h text:style-name="Heading_20_1" text:outline-level="1">Server </text:h>
      <text:p text:style-name="P2">Set up server</text:p>
      <text:p text:style-name="P2"><text:tab/>$ python Server.py</text:p>
      <text:p text:style-name="P2">Input port number</text:p>
      <text:p text:style-name="P2">When terminal display “Waiting for connection”, it means server have been set up. <text:s/></text:p>
      <text:p text:style-name="P2"/>
      <text:p text:style-name="P8">Resilience</text:p>
      <text:p text:style-name="P8">After set up first server, administrator could use same command to set up multiple servers listening different port. If one process is down, user could input another ip and port to access index which is saved in “ResourceIndex”. The information in index would not lose. </text:p>
      <text:h text:style-name="Heading_20_1" text:outline-level="1">Client</text:h>
      <text:p text:style-name="P4">Please ensure 12121 port is available before setting up client.</text:p>
      <text:p text:style-name="P5">Please set up server before set up client</text:p>
      <text:p text:style-name="P2">Set up server</text:p>
      <text:p text:style-name="P2"><text:tab/>$ python Client.py</text:p>
      <text:p text:style-name="P2">Input server ip and port</text:p>
      <text:p text:style-name="P2">When terminal display “Connecting with server. Your IP is XXX”, it means server have been set up</text:p>
      <text:p text:style-name="P2"/>
      <text:p text:style-name="P2">Register files</text:p>
      <text:p text:style-name="P2"><text:tab/>&gt;p2p -r [FILEPATH]</text:p>
      <text:p text:style-name="P2">eg. <text:tab/>&gt;p2p -r ~/testfile</text:p>
      <text:p text:style-name="P2"/>
      <text:p text:style-name="P2">Search file</text:p>
      <text:p text:style-name="P2"><text:tab/>&gt;p2p -f [FILENAME]</text:p>
      <text:p text:style-name="P2"><text:soft-page-break/>eg.<text:tab/>&gt;p2p -f ~/filename</text:p>
      <text:p text:style-name="P2"/>
      <text:p text:style-name="P2">Download filename</text:p>
      <text:p text:style-name="P2"><text:tab/>&gt;p2p -o [IP:PORT] [FILEPATH]&gt;[SAVEPATH]</text:p>
      <text:p text:style-name="P2">eg.<text:tab/>&gt;p2p -o 192.168.1.1:8080 /usr/testfile&gt;~/</text:p>
      <text:p text:style-name="P2"/>
      <text:p text:style-name="P2">Help document</text:p>
      <text:p text:style-name="P2"><text:tab/>&gt;p2p -h</text:p>
      <text:p text:style-name="P2"/>
      <text:p text:style-name="P2">Exit client</text:p>
      <text:p text:style-name="P2"><text:tab/>&gt;p2p -q</text:p>
      <text:p text:style-name="P2"/>
      <text:p text:style-name="P7">1000 registrations test</text:p>
      <text:p text:style-name="P7"><text:tab/>&gt;p2p -Rtest</text:p>
      <text:p text:style-name="P7"/>
      <text:p text:style-name="P7">1000 download test</text:p>
      <text:p text:style-name="P7"><text:tab/>&gt;p2p -Rdownload</text:p>
      <text:p text:style-name="P6">Please ensure there are enough files path in index before testing down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6:49:02.947939377</meta:creation-date>
    <dc:date>2015-09-21T21:08:13.345601424</dc:date>
    <meta:editing-duration>PT1H19M17S</meta:editing-duration>
    <meta:editing-cycles>5</meta:editing-cycles>
    <meta:generator>LibreOffice/4.4.2.2$Linux_X86_64 LibreOffice_project/40m0$Build-2</meta:generator>
    <meta:document-statistic meta:table-count="0" meta:image-count="0" meta:object-count="0" meta:page-count="2" meta:paragraph-count="36" meta:word-count="186" meta:character-count="1150" meta:non-whitespace-character-count="986"/>
  </office:meta>
</office:document-meta>
</file>